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293cm" style:rel-column-width="733*"/>
    </style:style>
    <style:style style:name="Table1.B" style:family="table-column">
      <style:table-column-properties style:column-width="15.707cm" style:rel-column-width="8905*"/>
    </style:style>
    <style:style style:name="Table1.A1" style:family="table-cell">
      <style:table-cell-properties style:writing-mode="page"/>
    </style:style>
    <style:style style:name="P1" style:family="paragraph" style:parent-style-name="Heading_20_1" style:list-style-name="">
      <style:paragraph-properties fo:margin-left="6.5cm" fo:margin-right="5.9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0fa5df"/>
    </style:style>
    <style:style style:name="P2" style:family="paragraph" style:parent-style-name="Heading_20_1" style:list-style-name="">
      <style:paragraph-properties fo:margin-left="0cm" fo:margin-right="5.2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0fa5df"/>
    </style:style>
    <style:style style:name="P3" style:family="paragraph" style:parent-style-name="Heading_20_1">
      <style:paragraph-properties fo:margin-left="1.635cm" fo:margin-right="1.771cm" fo:margin-top="0.101cm" fo:margin-bottom="0cm" style:contextual-spacing="false" fo:text-align="center" style:justify-single-word="false" fo:text-indent="0cm" style:auto-text-indent="false"/>
      <style:text-properties officeooo:paragraph-rsid="000fa5df"/>
    </style:style>
    <style:style style:name="P4" style:family="paragraph" style:parent-style-name="Standard">
      <style:paragraph-properties fo:margin-left="1.6cm" fo:margin-right="0.499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0fa5df"/>
    </style:style>
    <style:style style:name="P5" style:family="paragraph" style:parent-style-name="Standard">
      <style:paragraph-properties fo:margin-left="1.6cm" fo:margin-right="1.401cm" fo:margin-top="0cm" fo:margin-bottom="0cm" style:contextual-spacing="false" fo:line-height="100%" fo:text-align="center" style:justify-single-word="false" fo:orphans="2" fo:widows="2" fo:text-indent="0cm" style:auto-text-indent="false" style:writing-mode="lr-tb"/>
      <style:text-properties officeooo:paragraph-rsid="000fa5df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6pt" officeooo:rsid="00142534" officeooo:paragraph-rsid="00142534" style:font-name-asian="Times New Roman1" style:font-size-asian="16pt" style:font-name-complex="Times New Roman1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6pt" officeooo:rsid="0017420c" officeooo:paragraph-rsid="0017420c" style:font-name-asian="Times New Roman1" style:font-size-asian="16pt" style:font-name-complex="Times New Roman1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6pt" officeooo:rsid="0018d543" officeooo:paragraph-rsid="0018d543" style:font-name-asian="Times New Roman1" style:font-size-asian="16pt" style:font-name-complex="Times New Roman1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6pt" officeooo:rsid="0025bc7e" officeooo:paragraph-rsid="0025bc7e" style:font-name-asian="Times New Roman1" style:font-size-asian="16pt" style:font-name-complex="Times New Roman1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6pt" officeooo:rsid="0027fb45" officeooo:paragraph-rsid="0027fb45" style:font-name-asian="Times New Roman1" style:font-size-asian="16pt" style:font-name-complex="Times New Roman1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6pt" officeooo:rsid="002ed4e4" officeooo:paragraph-rsid="002ed4e4" style:font-name-asian="Times New Roman1" style:font-size-asian="16pt" style:font-name-complex="Times New Roman1" style:font-size-complex="16pt"/>
    </style:style>
    <style:style style:name="T1" style:family="text">
      <style:text-properties fo:font-size="14pt" fo:letter-spacing="-0.012cm" style:text-underline-style="solid" style:text-underline-width="bold" style:text-underline-color="font-color" fo:font-weight="bold" style:font-size-asian="14pt" style:font-weight-asian="bold"/>
    </style:style>
    <style:style style:name="T2" style:family="text">
      <style:text-properties fo:letter-spacing="-0.016cm"/>
    </style:style>
    <style:style style:name="T3" style:family="text">
      <style:text-properties fo:font-size="16pt" fo:letter-spacing="-0.004cm" fo:font-weight="bold" style:font-size-asian="16pt" style:font-weight-asian="bold"/>
    </style:style>
    <style:style style:name="T4" style:family="text">
      <style:text-properties fo:font-size="16pt" fo:letter-spacing="-0.002cm" fo:font-weight="bold" style:font-size-asian="16pt" style:font-weight-asian="bold"/>
    </style:style>
    <style:style style:name="T5" style:family="text">
      <style:text-properties fo:font-size="16pt" fo:letter-spacing="-0.136cm" fo:font-weight="bold" style:font-size-asian="16pt" style:font-weight-asian="bold"/>
    </style:style>
    <style:style style:name="T6" style:family="text">
      <style:text-properties fo:letter-spacing="0.002cm"/>
    </style:style>
    <style:style style:name="T7" style:family="text">
      <style:text-properties fo:letter-spacing="0.002cm" officeooo:rsid="000fa5df"/>
    </style:style>
    <style:style style:name="T8" style:family="text">
      <style:text-properties fo:letter-spacing="0.002cm" officeooo:rsid="001399f5"/>
    </style:style>
    <style:style style:name="T9" style:family="text">
      <style:text-properties fo:font-variant="normal" fo:text-transform="none" style:font-name="Helvetica" fo:font-size="12.75pt" fo:letter-spacing="normal" fo:font-style="normal" fo:font-weight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style:font-name="Helvetica" fo:font-size="12.75pt" fo:letter-spacing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GLS <text:span text:style-name="T2">UNIVERSITY</text:span></text:h>
      <text:p text:style-name="P4"><text:span text:style-name="T3">Faculty </text:span><text:span text:style-name="T4">Of Computer Applications &amp; Information Technology </text:span></text:p>
      <text:p text:style-name="P5"><text:span text:style-name="T4">Integrated MSc(IT) <text:s/></text:span><text:span text:style-name="T5"><text:s/></text:span></text:p>
      <text:h text:style-name="P1" text:outline-level="2">SEM I </text:h>
      <text:h text:style-name="P2" text:outline-level="2"><text:span text:style-name="T7"><text:s text:c="34"/>Extra Program Unit 1 and </text:span><text:bookmark-start text:name="__DdeLink__1406_1625928436"/><text:span text:style-name="T8">2</text:span><text:bookmark-end text:name="__DdeLink__1406_1625928436"/></text:h>
      <table:table table:name="Table1" table:style-name="Table1">
        <table:table-column table:style-name="Table1.A"/>
        <table:table-column table:style-name="Table1.B"/>
        <table:table-row table:style-name="TableLine94775255816288"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7"><text:span text:style-name="T9">Write a C program to display multiple variables.</text:span><text:line-break/><text:span text:style-name="T9">Sample</text:span><text:span text:style-name="Emphasis"><text:span text:style-name="T11">Variable</text:span></text:span><text:span text:style-name="T9">s :</text:span><text:line-break/><text:span text:style-name="T9">a+ c, x + c,dx + x, ((int) dx) + ax, a + x, s + b, ax + b, s + c, ax + c, ax + ux</text:span><text:line-break/><text:span text:style-name="Emphasis"><text:span text:style-name="T11">Declaration</text:span></text:span><text:span text:style-name="T9">:</text:span><text:line-break/><text:span text:style-name="T9">int a = 125, b = 12345;</text:span><text:line-break/><text:span text:style-name="T9">long ax = 1234567890;</text:span><text:line-break/><text:span text:style-name="T9">short s = 4043;</text:span><text:line-break/><text:span text:style-name="T9">float x = 2.13459;</text:span><text:line-break/><text:span text:style-name="T9">double dx = 1.1415927;</text:span><text:line-break/><text:span text:style-name="T9">char c = 'W';</text:span><text:line-break/><text:span text:style-name="T9">unsigned long ux = 2541567890;</text:span></text:p>
          </table:table-cell>
        </table:table-row>
        <table:table-row table:style-name="TableLine94775255816288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7"><text:span text:style-name="T9">Write a C program to convert specified days into years, weeks and days.</text:span><text:line-break/><text:span text:style-name="T9">Note: Ignore leap year.</text:span><text:line-break/><text:line-break/><text:span text:style-name="T9">Test Data :</text:span><text:line-break/><text:span text:style-name="T9">Number of days : 1329</text:span><text:line-break/><text:span text:style-name="T9">Expected Output :</text:span><text:line-break/><text:span text:style-name="T9">Years: 3</text:span><text:line-break/><text:span text:style-name="T9">Weeks: 33</text:span><text:line-break/><text:span text:style-name="T9">Days: 3</text:span></text:p>
          </table:table-cell>
        </table:table-row>
        <table:table-row table:style-name="TableLine94775255816288"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7"><text:span text:style-name="T9">Write a C program that accepts two item's weight and number of purchases (floating point values) and calculates their average value.</text:span><text:line-break/><text:span text:style-name="T9">Test Data :</text:span><text:line-break/><text:span text:style-name="T9">Weight - Item1: 15</text:span><text:line-break/><text:span text:style-name="T9">No. of item1: 5</text:span><text:line-break/><text:span text:style-name="T9">Weight - Item2: 25</text:span><text:line-break/><text:span text:style-name="T9">No. of item2: 4</text:span><text:line-break/><text:span text:style-name="T9">Expected Output:</text:span><text:line-break/><text:span text:style-name="T9">Average Value = 19.444444</text:span></text:p>
          </table:table-cell>
        </table:table-row>
        <table:table-row table:style-name="TableLine94775255816288">
          <table:table-cell table:style-name="Table1.A1" office:value-type="string">
            <text:p text:style-name="P11">4</text:p>
          </table:table-cell>
          <table:table-cell table:style-name="Table1.A1" office:value-type="string">
            <text:p text:style-name="P7"><text:span text:style-name="T9">Write a C program that accepts an employee's ID, total worked hours in a month and the amount he received per hour. Print the ID and salary (with two decimal places) of the employee for a particular month.</text:span><text:line-break/><text:span text:style-name="T9">Test Data :</text:span><text:line-break/><text:span text:style-name="T9">Input the Employees ID(Max. 10 chars): 0342</text:span><text:line-break/><text:span text:style-name="T9">Input the working hrs: 8</text:span><text:line-break/><text:span text:style-name="T9">Salary amount/hr: 15000</text:span><text:line-break/><text:span text:style-name="T9">Expected Output:</text:span><text:line-break/><text:span text:style-name="T9">Employees ID = 0342</text:span><text:line-break/><text:span text:style-name="T9">Salary = U$ 120000.00</text:span></text:p>
          </table:table-cell>
        </table:table-row>
        <table:table-row table:style-name="TableLine94775255816288">
          <table:table-cell table:style-name="Table1.A1" office:value-type="string">
            <text:p text:style-name="P11">5</text:p>
          </table:table-cell>
          <table:table-cell table:style-name="Table1.A1" office:value-type="string">
            <text:p text:style-name="P7"><text:span text:style-name="T10"> </text:span><text:span text:style-name="T9">Write a C program to calculate a bike’s average consumption from the given </text:span><text:soft-page-break/><text:span text:style-name="T9">total distance (integer value) travelled (in km) and spent fuel (in litters, float number – 2 decimal points).</text:span><text:line-break/><text:span text:style-name="T9">Test Data :</text:span><text:line-break/><text:span text:style-name="T9">Input total distance in km: 350</text:span><text:line-break/><text:span text:style-name="T9">Input total fuel spent in liters: 5</text:span><text:line-break/><text:span text:style-name="T9">Expected Output:</text:span><text:line-break/><text:span text:style-name="T9">Average consumption (km/lt) 70.000</text:span></text:p>
          </table:table-cell>
        </table:table-row>
        <table:table-row table:style-name="TableLine94775255816288"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7"><text:span text:style-name="T9">Write a C program to read an amount (integer value) and break the amount into the smallest possible number of bank notes.</text:span><text:line-break/><text:span text:style-name="T9">Test Data :</text:span><text:line-break/><text:span text:style-name="T9">Input the amount: 375</text:span><text:line-break/><text:span text:style-name="T9">Expected Output:</text:span><text:line-break/><text:span text:style-name="T9">There are:</text:span><text:line-break/><text:span text:style-name="T9">3 Note(s) of 100.00</text:span><text:line-break/><text:span text:style-name="T9">1 Note(s) of 50.00</text:span><text:line-break/><text:span text:style-name="T9">1 Note(s) of 20.00</text:span><text:line-break/><text:span text:style-name="T9">0 Note(s) of 10.00</text:span><text:line-break/><text:span text:style-name="T9">1 Note(s) of 5.00</text:span><text:line-break/><text:span text:style-name="T9">0 Note(s) of 2.00</text:span><text:line-break/><text:span text:style-name="T9">0 Note(s) of 1.00</text:span></text:p>
          </table:table-cell>
        </table:table-row>
        <table:table-row table:style-name="TableLine94775255816288">
          <table:table-cell table:style-name="Table1.A1" office:value-type="string">
            <text:p text:style-name="P13">7</text:p>
          </table:table-cell>
          <table:table-cell table:style-name="Table1.A1" office:value-type="string">
            <text:p text:style-name="P7"><text:span text:style-name="T9">Write a C program to convert a given integer (in seconds) to hours, minutes and seconds.</text:span><text:line-break/><text:span text:style-name="T9">Test Data :</text:span><text:line-break/><text:span text:style-name="T9">Input seconds: 25300</text:span><text:line-break/><text:span text:style-name="T9">Expected Output:</text:span><text:line-break/><text:span text:style-name="T9">There are:</text:span><text:line-break/><text:span text:style-name="T9">H:M:S - 7:1:40</text:span></text:p>
          </table:table-cell>
        </table:table-row>
      </table:table>
      <text:h text:style-name="P2" text:outline-level="2"><text:span text:style-name="T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18cm" fo:margin-right="0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3T09:18:08.476466787</meta:creation-date>
    <dc:date>2023-08-03T09:34:36.241384777</dc:date>
    <meta:editing-duration>PT16M20S</meta:editing-duration>
    <meta:editing-cycles>17</meta:editing-cycles>
    <meta:generator>LibreOffice/7.3.2.2$Linux_X86_64 LibreOffice_project/30$Build-2</meta:generator>
    <meta:document-statistic meta:table-count="1" meta:image-count="0" meta:object-count="0" meta:page-count="2" meta:paragraph-count="19" meta:word-count="386" meta:character-count="2073" meta:non-whitespace-character-count="1664"/>
  </office:meta>
</office:document-meta>
</file>